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able3" style:family="table">
      <style:table-properties table:align="left" style:width="2.461cm" fo:margin-left="0cm"/>
    </style:style>
    <style:style style:name="Column3" style:family="table-column">
      <style:table-column-properties style:column-width="2.461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7" style:family="table-row"/>
    <style:style style:name="Cell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able5" style:family="table">
      <style:table-properties table:align="left" style:width="2.461cm" fo:margin-left="0cm"/>
    </style:style>
    <style:style style:name="Column5" style:family="table-column">
      <style:table-column-properties style:column-width="2.461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6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able7" style:family="table">
      <style:table-properties table:align="left" style:width="2.461cm" fo:margin-left="0cm"/>
    </style:style>
    <style:style style:name="Column7" style:family="table-column">
      <style:table-column-properties style:column-width="2.461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86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8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17" style:family="table-row"/>
    <style:style style:name="Cell1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able9" style:family="table">
      <style:table-properties table:align="left" style:width="2.461cm" fo:margin-left="0cm"/>
    </style:style>
    <style:style style:name="Column9" style:family="table-column">
      <style:table-column-properties style:column-width="2.461cm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DS</text:span><text:span text:style-name="T3_12"><text:s/>&amp;<text:s/></text:span><text:span text:style-name="T3_13">Algo</text:span><text:span text:style-name="T3_14">)</text:span></text:p>
      <text:p text:style-name="P4"/>
      <text:p text:style-name="P5"><text:span text:style-name="T5_1">Quiz</text:span><text:span text:style-name="T5_2"><text:s/>4:<text:s/></text:span><text:span text:style-name="T5_3">Bubble</text:span><text:span text:style-name="T5_4"><text:s/></text:span><text:span text:style-name="T5_5">Sort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The</text:span><text:span text:style-name="T14_2"><text:s/></text:span><text:span text:style-name="T14_3">Bubble</text:span><text:span text:style-name="T14_4"><text:s/></text:span><text:span text:style-name="T14_5">Sort</text:span><text:span text:style-name="T14_6"><text:s/></text:span><text:span text:style-name="T14_7">algorithm</text:span><text:span text:style-name="T14_8"><text:s/></text:span><text:span text:style-name="T14_9">is</text:span><text:span text:style-name="T14_10"><text:s/></text:span><text:span text:style-name="T14_11">applied</text:span><text:span text:style-name="T14_12"><text:s/></text:span><text:span text:style-name="T14_13">to</text:span><text:span text:style-name="T14_14"><text:s/></text:span><text:span text:style-name="T14_15">the</text:span><text:span text:style-name="T14_16"><text:s/></text:span><text:span text:style-name="T14_17">array</text:span><text:span text:style-name="T14_18"><text:s/></text:span><text:span text:style-name="T14_19">below</text:span></text:p>
            <text:p text:style-name="P15"/>
            <text:p text:style-name="P16"><text:span text:style-name="T16_1">⇩</text:span></text:p>
            <table:table table:style-name="Table3">
              <table:table-column table:style-name="Column3"/>
              <table:table-row table:style-name="Row4">
                <table:table-cell table:style-name="Cell4">
                  <text:p text:style-name="P17"><text:span text:style-name="T17_1">5<text:s text:c="2"/>2<text:s text:c="2"/>4<text:s text:c="2"/>1<text:s text:c="2"/>3</text:span></text:p>
                </table:table-cell>
              </table:table-row>
            </table:table>
            <text:p text:style-name="P18"/>
            <text:p text:style-name="P19"><text:span text:style-name="T19_1">The</text:span><text:span text:style-name="T19_2"><text:s/></text:span><text:span text:style-name="T19_3">sorting</text:span><text:span text:style-name="T19_4"><text:s/></text:span><text:span text:style-name="T19_5">algorithm</text:span><text:span text:style-name="T19_6"><text:s/></text:span><text:span text:style-name="T19_7">starts</text:span><text:span text:style-name="T19_8"><text:s/></text:span><text:span text:style-name="T19_9">by</text:span><text:span text:style-name="T19_10"><text:s/></text:span><text:span text:style-name="T19_11">setting</text:span><text:span text:style-name="T19_12"><text:s/></text:span><text:span text:style-name="T19_13">the</text:span><text:span text:style-name="T19_14"><text:s/></text:span><text:span text:style-name="T19_15">pivot</text:span><text:span text:style-name="T19_16"><text:s/></text:span><text:span text:style-name="T19_17">index</text:span><text:span text:style-name="T19_18"><text:s/></text:span><text:span text:style-name="T19_19">to</text:span><text:span text:style-name="T19_20"><text:s/>0.<text:s/></text:span><text:span text:style-name="T19_21">What</text:span><text:span text:style-name="T19_22"><text:s/></text:span><text:span text:style-name="T19_23">wil</text:span><text:span text:style-name="T19_24"><text:s/></text:span><text:span text:style-name="T19_25">the</text:span><text:span text:style-name="T19_26"><text:s/></text:span><text:span text:style-name="T19_27">array</text:span><text:span text:style-name="T19_28"><text:s/></text:span><text:span text:style-name="T19_29">look</text:span><text:span text:style-name="T19_30"><text:s/></text:span><text:span text:style-name="T19_31">like</text:span><text:span text:style-name="T19_32"><text:s/></text:span><text:span text:style-name="T19_33">just</text:span><text:span text:style-name="T19_34"><text:s/></text:span><text:span text:style-name="T19_35">before</text:span><text:span text:style-name="T19_36"><text:s/></text:span><text:span text:style-name="T19_37">pivot</text:span><text:span text:style-name="T19_38"><text:s/></text:span><text:span text:style-name="T19_39">index</text:span><text:span text:style-name="T19_40"><text:s/></text:span><text:span text:style-name="T19_41">is</text:span><text:span text:style-name="T19_42"><text:s/></text:span><text:span text:style-name="T19_43">set</text:span><text:span text:style-name="T19_44"><text:s/></text:span><text:span text:style-name="T19_45">to</text:span><text:span text:style-name="T19_46"><text:s/>1.</text:span></text:p>
            <text:p text:style-name="P20"/>
            <text:list text:style-name="LS2" xml:id="list3">
              <text:list-item>
                <text:p text:style-name="P21"><text:span text:style-name="T21_1">5<text:s/>2<text:s/>4<text:s/>1<text:s/>3</text:span></text:p>
              </text:list-item>
              <text:list-item>
                <text:p text:style-name="P22"><text:span text:style-name="T22_1">5<text:s/>2<text:s/>1<text:s/>2<text:s/>3</text:span></text:p>
              </text:list-item>
              <text:list-item>
                <text:p text:style-name="P23"><text:span text:style-name="T23_1">1<text:s/>2<text:s/>5<text:s/>4<text:s/>3</text:span></text:p>
              </text:list-item>
              <text:list-item>
                <text:p text:style-name="P24"><text:span text:style-name="T24_1">1<text:s/>5<text:s/>4<text:s/>2<text:s/>3</text:span></text:p>
              </text:list-item>
            </text:list>
            <text:p text:style-name="P25"/>
            <text:p text:style-name="P26"><text:span text:style-name="T26_1">Type</text:span><text:span text:style-name="T26_2"><text:s/></text:span><text:span text:style-name="T26_3">in</text:span><text:span text:style-name="T26_4"><text:s/>1<text:s/></text:span><text:span text:style-name="T26_5">if</text:span><text:span text:style-name="T26_6"><text:s/></text:span><text:span text:style-name="T26_7">you</text:span><text:span text:style-name="T26_8"><text:s/></text:span><text:span text:style-name="T26_9">think</text:span><text:span text:style-name="T26_10"><text:s/>1<text:s/></text:span><text:span text:style-name="T26_11">is</text:span><text:span text:style-name="T26_12"><text:s/></text:span><text:span text:style-name="T26_13">the</text:span><text:span text:style-name="T26_14"><text:s/></text:span><text:span text:style-name="T26_15">correct</text:span><text:span text:style-name="T26_16"><text:s/></text:span><text:span text:style-name="T26_17">answer</text:span><text:span text:style-name="T26_18">.</text:span></text:p>
            <text:p text:style-name="P27"><text:span text:style-name="T27_1">Type</text:span><text:span text:style-name="T27_2"><text:s/></text:span><text:span text:style-name="T27_3">in</text:span><text:span text:style-name="T27_4"><text:s/>2<text:s/></text:span><text:span text:style-name="T27_5">if</text:span><text:span text:style-name="T27_6"><text:s/></text:span><text:span text:style-name="T27_7">you</text:span><text:span text:style-name="T27_8"><text:s/></text:span><text:span text:style-name="T27_9">think</text:span><text:span text:style-name="T27_10"><text:s/>2<text:s/></text:span><text:span text:style-name="T27_11">is</text:span><text:span text:style-name="T27_12"><text:s/></text:span><text:span text:style-name="T27_13">the</text:span><text:span text:style-name="T27_14"><text:s/></text:span><text:span text:style-name="T27_15">correct</text:span><text:span text:style-name="T27_16"><text:s/></text:span><text:span text:style-name="T27_17">answer</text:span><text:span text:style-name="T27_18">.</text:span></text:p>
            <text:p text:style-name="P28"><text:span text:style-name="T28_1">Type</text:span><text:span text:style-name="T28_2"><text:s/></text:span><text:span text:style-name="T28_3">in</text:span><text:span text:style-name="T28_4"><text:s/>3<text:s/></text:span><text:span text:style-name="T28_5">if</text:span><text:span text:style-name="T28_6"><text:s/></text:span><text:span text:style-name="T28_7">you</text:span><text:span text:style-name="T28_8"><text:s/></text:span><text:span text:style-name="T28_9">think</text:span><text:span text:style-name="T28_10"><text:s/>3<text:s/></text:span><text:span text:style-name="T28_11">is</text:span><text:span text:style-name="T28_12"><text:s/></text:span><text:span text:style-name="T28_13">the</text:span><text:span text:style-name="T28_14"><text:s/></text:span><text:span text:style-name="T28_15">correct</text:span><text:span text:style-name="T28_16"><text:s/></text:span><text:span text:style-name="T28_17">answer</text:span><text:span text:style-name="T28_18">.</text:span></text:p>
            <text:p text:style-name="P29"><text:span text:style-name="T29_1">Type</text:span><text:span text:style-name="T29_2"><text:s/></text:span><text:span text:style-name="T29_3">in</text:span><text:span text:style-name="T29_4"><text:s/>4<text:s/></text:span><text:span text:style-name="T29_5">if</text:span><text:span text:style-name="T29_6"><text:s/></text:span><text:span text:style-name="T29_7">you</text:span><text:span text:style-name="T29_8"><text:s/></text:span><text:span text:style-name="T29_9">think</text:span><text:span text:style-name="T29_10"><text:s/>4<text:s/></text:span><text:span text:style-name="T29_11">is</text:span><text:span text:style-name="T29_12"><text:s/></text:span><text:span text:style-name="T29_13">the</text:span><text:span text:style-name="T29_14"><text:s/></text:span><text:span text:style-name="T29_15">correct</text:span><text:span text:style-name="T29_16"><text:s/></text:span><text:span text:style-name="T29_17">answer</text:span><text:span text:style-name="T29_18">.</text:span></text:p>
            <text:p text:style-name="P30"/>
            <text:p text:style-name="P31"><text:span text:style-name="T31_1">Indicate</text:span><text:span text:style-name="T31_2"><text:s/></text:span><text:span text:style-name="T31_3">your</text:span><text:span text:style-name="T31_4"><text:s/></text:span><text:span text:style-name="T31_5">choice</text:span><text:span text:style-name="T31_6"><text:s/></text:span><text:span text:style-name="T31_7">in</text:span><text:span text:style-name="T31_8"><text:s/></text:span><text:span text:style-name="T31_9">the</text:span><text:span text:style-name="T31_10"><text:s/></text:span><text:span text:style-name="T31_11">Answer</text:span><text:span text:style-name="T31_12"><text:s/></text:span><text:span text:style-name="T31_13">Box</text:span><text:span text:style-name="T31_14"><text:s/></text:span><text:span text:style-name="T31_15">below</text:span><text:span text:style-name="T31_16">.</text:span></text:p>
          </table:table-cell>
        </table:table-row>
        <table:table-row table:style-name="Row5">
          <table:table-cell table:style-name="Cell5">
            <text:p text:style-name="P32"/>
            <text:p text:style-name="P33"><text:span text:style-name="T33_1">Answer</text:span></text:p>
          </table:table-cell>
        </table:table-row>
        <table:table-row table:style-name="Row6">
          <table:table-cell table:style-name="Cell6">
            <text:p text:style-name="P34"/>
          </table:table-cell>
        </table:table-row>
      </table:table>
      <text:p text:style-name="P35"/>
      <text:p text:style-name="P36"/>
      <table:table table:style-name="Table4">
        <table:table-column table:style-name="Column4"/>
        <table:table-row table:style-name="Row7">
          <table:table-cell table:style-name="Cell7">
            <text:p text:style-name="P37"><text:span text:style-name="T37_1">Question</text:span><text:span text:style-name="T37_2"><text:s/>2</text:span></text:p>
          </table:table-cell>
        </table:table-row>
        <table:table-row table:style-name="Row8">
          <table:table-cell table:style-name="Cell8">
            <text:p text:style-name="P38"><text:span text:style-name="T38_1">The</text:span><text:span text:style-name="T38_2"><text:s/></text:span><text:span text:style-name="T38_3">Bubble</text:span><text:span text:style-name="T38_4"><text:s/></text:span><text:span text:style-name="T38_5">Sort</text:span><text:span text:style-name="T38_6"><text:s/></text:span><text:span text:style-name="T38_7">algorithm</text:span><text:span text:style-name="T38_8"><text:s/></text:span><text:span text:style-name="T38_9">is</text:span><text:span text:style-name="T38_10"><text:s/></text:span><text:span text:style-name="T38_11">applied</text:span><text:span text:style-name="T38_12"><text:s/></text:span><text:span text:style-name="T38_13">to</text:span><text:span text:style-name="T38_14"><text:s/></text:span><text:span text:style-name="T38_15">the</text:span><text:span text:style-name="T38_16"><text:s/></text:span><text:span text:style-name="T38_17">array</text:span><text:span text:style-name="T38_18"><text:s/></text:span><text:span text:style-name="T38_19">below</text:span></text:p>
            <text:p text:style-name="P39"/>
            <text:p text:style-name="P40"><text:span text:style-name="T40_1">⇩</text:span></text:p>
            <table:table table:style-name="Table5">
              <table:table-column table:style-name="Column5"/>
              <table:table-row table:style-name="Row9">
                <table:table-cell table:style-name="Cell9">
                  <text:p text:style-name="P41"><text:span text:style-name="T41_1">5<text:s text:c="2"/>2<text:s text:c="2"/>4<text:s text:c="2"/>1<text:s text:c="2"/>3</text:span></text:p>
                </table:table-cell>
              </table:table-row>
            </table:table>
            <text:p text:style-name="P42"/>
            <text:p text:style-name="P43"><text:span text:style-name="T43_1">The</text:span><text:span text:style-name="T43_2"><text:s/></text:span><text:span text:style-name="T43_3">sorting</text:span><text:span text:style-name="T43_4"><text:s/></text:span><text:span text:style-name="T43_5">algorithm</text:span><text:span text:style-name="T43_6"><text:s/></text:span><text:span text:style-name="T43_7">starts</text:span><text:span text:style-name="T43_8"><text:s/></text:span><text:span text:style-name="T43_9">by</text:span><text:span text:style-name="T43_10"><text:s/></text:span><text:span text:style-name="T43_11">setting</text:span><text:span text:style-name="T43_12"><text:s/></text:span><text:span text:style-name="T43_13">the</text:span><text:span text:style-name="T43_14"><text:s/></text:span><text:span text:style-name="T43_15">pivot</text:span><text:span text:style-name="T43_16"><text:s/></text:span><text:span text:style-name="T43_17">index</text:span><text:span text:style-name="T43_18"><text:s/></text:span><text:span text:style-name="T43_19">to</text:span><text:span text:style-name="T43_20"><text:s/>0.<text:s/></text:span><text:span text:style-name="T43_21">What</text:span><text:span text:style-name="T43_22"><text:s/></text:span><text:span text:style-name="T43_23">wil</text:span><text:span text:style-name="T43_24"><text:s/></text:span><text:span text:style-name="T43_25">the</text:span><text:span text:style-name="T43_26"><text:s/></text:span><text:span text:style-name="T43_27">array</text:span><text:span text:style-name="T43_28"><text:s/></text:span><text:span text:style-name="T43_29">look</text:span><text:span text:style-name="T43_30"><text:s/></text:span><text:span text:style-name="T43_31">like</text:span><text:span text:style-name="T43_32"><text:s/></text:span><text:span text:style-name="T43_33">just</text:span><text:span text:style-name="T43_34"><text:s/></text:span><text:span text:style-name="T43_35">before</text:span><text:span text:style-name="T43_36"><text:s/></text:span><text:span text:style-name="T43_37">pivot</text:span><text:span text:style-name="T43_38"><text:s/></text:span><text:span text:style-name="T43_39">index</text:span><text:span text:style-name="T43_40"><text:s/></text:span><text:span text:style-name="T43_41">is</text:span><text:span text:style-name="T43_42"><text:s/></text:span><text:span text:style-name="T43_43">set</text:span><text:span text:style-name="T43_44"><text:s/></text:span><text:span text:style-name="T43_45">to</text:span><text:span text:style-name="T43_46"><text:s/>2.</text:span></text:p>
            <text:p text:style-name="P44"/>
            <text:list text:style-name="LS3" xml:id="list7">
              <text:list-item>
                <text:p text:style-name="P45"><text:span text:style-name="T45_1">5<text:s/>2<text:s/>4<text:s/>1<text:s/>3</text:span></text:p>
              </text:list-item>
              <text:list-item>
                <text:p text:style-name="P46"><text:span text:style-name="T46_1">5<text:s/>2<text:s/>1<text:s/>2<text:s/>3</text:span></text:p>
              </text:list-item>
              <text:list-item>
                <text:p text:style-name="P47"><text:span text:style-name="T47_1">1<text:s/>2<text:s/>5<text:s/>4<text:s/>3</text:span></text:p>
              </text:list-item>
              <text:list-item>
                <text:p text:style-name="P48"><text:span text:style-name="T48_1">1<text:s/>5<text:s/>4<text:s/>2<text:s/>3</text:span></text:p>
              </text:list-item>
            </text:list>
            <text:p text:style-name="P49"/>
            <text:p text:style-name="P50"><text:span text:style-name="T50_1">Type</text:span><text:span text:style-name="T50_2"><text:s/></text:span><text:span text:style-name="T50_3">in</text:span><text:span text:style-name="T50_4"><text:s/>1<text:s/></text:span><text:span text:style-name="T50_5">if</text:span><text:span text:style-name="T50_6"><text:s/></text:span><text:span text:style-name="T50_7">you</text:span><text:span text:style-name="T50_8"><text:s/></text:span><text:span text:style-name="T50_9">think</text:span><text:span text:style-name="T50_10"><text:s/>1<text:s/></text:span><text:span text:style-name="T50_11">is</text:span><text:span text:style-name="T50_12"><text:s/></text:span><text:span text:style-name="T50_13">the</text:span><text:span text:style-name="T50_14"><text:s/></text:span><text:span text:style-name="T50_15">correct</text:span><text:span text:style-name="T50_16"><text:s/></text:span><text:span text:style-name="T50_17">answer</text:span><text:span text:style-name="T50_18">.</text:span></text:p>
            <text:p text:style-name="P51"><text:span text:style-name="T51_1">Type</text:span><text:span text:style-name="T51_2"><text:s/></text:span><text:span text:style-name="T51_3">in</text:span><text:span text:style-name="T51_4"><text:s/>2<text:s/></text:span><text:span text:style-name="T51_5">if</text:span><text:span text:style-name="T51_6"><text:s/></text:span><text:span text:style-name="T51_7">you</text:span><text:span text:style-name="T51_8"><text:s/></text:span><text:span text:style-name="T51_9">think</text:span><text:span text:style-name="T51_10"><text:s/>2<text:s/></text:span><text:span text:style-name="T51_11">is</text:span><text:span text:style-name="T51_12"><text:s/></text:span><text:span text:style-name="T51_13">the</text:span><text:span text:style-name="T51_14"><text:s/></text:span><text:span text:style-name="T51_15">correct</text:span><text:span text:style-name="T51_16"><text:s/></text:span><text:span text:style-name="T51_17">answer</text:span><text:span text:style-name="T51_18">.</text:span></text:p>
            <text:p text:style-name="P52"><text:span text:style-name="T52_1">Type</text:span><text:span text:style-name="T52_2"><text:s/></text:span><text:span text:style-name="T52_3">in</text:span><text:span text:style-name="T52_4"><text:s/>3<text:s/></text:span><text:span text:style-name="T52_5">if</text:span><text:span text:style-name="T52_6"><text:s/></text:span><text:span text:style-name="T52_7">you</text:span><text:span text:style-name="T52_8"><text:s/></text:span><text:span text:style-name="T52_9">think</text:span><text:span text:style-name="T52_10"><text:s/>3<text:s/></text:span><text:span text:style-name="T52_11">is</text:span><text:span text:style-name="T52_12"><text:s/></text:span><text:span text:style-name="T52_13">the</text:span><text:span text:style-name="T52_14"><text:s/></text:span><text:span text:style-name="T52_15">correct</text:span><text:span text:style-name="T52_16"><text:s/></text:span><text:span text:style-name="T52_17">answer</text:span><text:span text:style-name="T52_18">.</text:span></text:p>
            <text:p text:style-name="P53"><text:span text:style-name="T53_1">Type</text:span><text:span text:style-name="T53_2"><text:s/></text:span><text:span text:style-name="T53_3">in</text:span><text:span text:style-name="T53_4"><text:s/>4<text:s/></text:span><text:span text:style-name="T53_5">if</text:span><text:span text:style-name="T53_6"><text:s/></text:span><text:span text:style-name="T53_7">you</text:span><text:span text:style-name="T53_8"><text:s/></text:span><text:span text:style-name="T53_9">think</text:span><text:span text:style-name="T53_10"><text:s/>4<text:s/></text:span><text:span text:style-name="T53_11">is</text:span><text:span text:style-name="T53_12"><text:s/></text:span><text:span text:style-name="T53_13">the</text:span><text:span text:style-name="T53_14"><text:s/></text:span><text:span text:style-name="T53_15">correct</text:span><text:span text:style-name="T53_16"><text:s/></text:span><text:span text:style-name="T53_17">answer</text:span><text:span text:style-name="T53_18">.</text:span></text:p>
            <text:p text:style-name="P54"/>
            <text:p text:style-name="P55"><text:span text:style-name="T55_1">Indicate</text:span><text:span text:style-name="T55_2"><text:s/></text:span><text:span text:style-name="T55_3">your</text:span><text:span text:style-name="T55_4"><text:s/></text:span><text:span text:style-name="T55_5">choice</text:span><text:span text:style-name="T55_6"><text:s/></text:span><text:span text:style-name="T55_7">in</text:span><text:span text:style-name="T55_8"><text:s/></text:span><text:span text:style-name="T55_9">the</text:span><text:span text:style-name="T55_10"><text:s/></text:span><text:span text:style-name="T55_11">Answer</text:span><text:span text:style-name="T55_12"><text:s/></text:span><text:span text:style-name="T55_13">Box</text:span><text:span text:style-name="T55_14"><text:s/></text:span><text:span text:style-name="T55_15">below</text:span><text:span text:style-name="T55_16">.</text:span></text:p>
          </table:table-cell>
        </table:table-row>
        <table:table-row table:style-name="Row10">
          <table:table-cell table:style-name="Cell10">
            <text:p text:style-name="P56"/>
            <text:p text:style-name="P57"><text:span text:style-name="T57_1">Answer</text:span></text:p>
          </table:table-cell>
        </table:table-row>
        <table:table-row table:style-name="Row11">
          <table:table-cell table:style-name="Cell11">
            <text:p text:style-name="P58"/>
          </table:table-cell>
        </table:table-row>
      </table:table>
      <text:p text:style-name="P59"/>
      <text:p text:style-name="P60"/>
      <text:p text:style-name="P61"/>
      <table:table table:style-name="Table6">
        <table:table-column table:style-name="Column6"/>
        <table:table-row table:style-name="Row12">
          <table:table-cell table:style-name="Cell12">
            <text:p text:style-name="P62"><text:span text:style-name="T62_1">Question</text:span><text:span text:style-name="T62_2"><text:s/>3</text:span></text:p>
          </table:table-cell>
        </table:table-row>
        <table:table-row table:style-name="Row13">
          <table:table-cell table:style-name="Cell13">
            <text:p text:style-name="P63"><text:span text:style-name="T63_1">The</text:span><text:span text:style-name="T63_2"><text:s/></text:span><text:span text:style-name="T63_3">Bubble</text:span><text:span text:style-name="T63_4"><text:s/></text:span><text:span text:style-name="T63_5">Sort</text:span><text:span text:style-name="T63_6"><text:s/></text:span><text:span text:style-name="T63_7">algorithm</text:span><text:span text:style-name="T63_8"><text:s/></text:span><text:span text:style-name="T63_9">is</text:span><text:span text:style-name="T63_10"><text:s/></text:span><text:span text:style-name="T63_11">applied</text:span><text:span text:style-name="T63_12"><text:s/></text:span><text:span text:style-name="T63_13">to</text:span><text:span text:style-name="T63_14"><text:s/></text:span><text:span text:style-name="T63_15">the</text:span><text:span text:style-name="T63_16"><text:s/></text:span><text:span text:style-name="T63_17">array</text:span><text:span text:style-name="T63_18"><text:s/></text:span><text:span text:style-name="T63_19">below</text:span></text:p>
            <text:p text:style-name="P64"/>
            <text:p text:style-name="P65"><text:span text:style-name="T65_1">⇩</text:span></text:p>
            <table:table table:style-name="Table7">
              <table:table-column table:style-name="Column7"/>
              <table:table-row table:style-name="Row14">
                <table:table-cell table:style-name="Cell14">
                  <text:p text:style-name="P66"><text:span text:style-name="T66_1">5<text:s text:c="2"/>2<text:s text:c="2"/>4<text:s text:c="2"/>1<text:s text:c="2"/>3</text:span></text:p>
                </table:table-cell>
              </table:table-row>
            </table:table>
            <text:p text:style-name="P67"/>
            <text:p text:style-name="P68"><text:span text:style-name="T68_1">The</text:span><text:span text:style-name="T68_2"><text:s/></text:span><text:span text:style-name="T68_3">sorting</text:span><text:span text:style-name="T68_4"><text:s/></text:span><text:span text:style-name="T68_5">algorithm</text:span><text:span text:style-name="T68_6"><text:s/></text:span><text:span text:style-name="T68_7">starts</text:span><text:span text:style-name="T68_8"><text:s/></text:span><text:span text:style-name="T68_9">by</text:span><text:span text:style-name="T68_10"><text:s/></text:span><text:span text:style-name="T68_11">setting</text:span><text:span text:style-name="T68_12"><text:s/></text:span><text:span text:style-name="T68_13">the</text:span><text:span text:style-name="T68_14"><text:s/></text:span><text:span text:style-name="T68_15">pivot</text:span><text:span text:style-name="T68_16"><text:s/></text:span><text:span text:style-name="T68_17">index</text:span><text:span text:style-name="T68_18"><text:s/></text:span><text:span text:style-name="T68_19">to</text:span><text:span text:style-name="T68_20"><text:s/>0.<text:s/></text:span><text:span text:style-name="T68_21">What</text:span><text:span text:style-name="T68_22"><text:s/></text:span><text:span text:style-name="T68_23">wil</text:span><text:span text:style-name="T68_24"><text:s/></text:span><text:span text:style-name="T68_25">the</text:span><text:span text:style-name="T68_26"><text:s/></text:span><text:span text:style-name="T68_27">array</text:span><text:span text:style-name="T68_28"><text:s/></text:span><text:span text:style-name="T68_29">look</text:span><text:span text:style-name="T68_30"><text:s/></text:span><text:span text:style-name="T68_31">like</text:span><text:span text:style-name="T68_32"><text:s/></text:span><text:span text:style-name="T68_33">just</text:span><text:span text:style-name="T68_34"><text:s/></text:span><text:span text:style-name="T68_35">before</text:span><text:span text:style-name="T68_36"><text:s/></text:span><text:span text:style-name="T68_37">pivot</text:span><text:span text:style-name="T68_38"><text:s/></text:span><text:span text:style-name="T68_39">index</text:span><text:span text:style-name="T68_40"><text:s/></text:span><text:span text:style-name="T68_41">is</text:span><text:span text:style-name="T68_42"><text:s/></text:span><text:span text:style-name="T68_43">set</text:span><text:span text:style-name="T68_44"><text:s/></text:span><text:span text:style-name="T68_45">to</text:span><text:span text:style-name="T68_46"><text:s/>3.</text:span></text:p>
            <text:p text:style-name="P69"/>
            <text:list text:style-name="LS4" xml:id="list11">
              <text:list-item>
                <text:p text:style-name="P70"><text:span text:style-name="T70_1">1<text:s/>2<text:s/>3<text:s/>5<text:s/>4</text:span></text:p>
              </text:list-item>
              <text:list-item>
                <text:p text:style-name="P71"><text:span text:style-name="T71_1">1<text:s/>2<text:s/>3<text:s/>4<text:s/>5</text:span></text:p>
              </text:list-item>
              <text:list-item>
                <text:p text:style-name="P72"><text:span text:style-name="T72_1">1<text:s/>2<text:s/>5<text:s/>4<text:s/>3</text:span></text:p>
              </text:list-item>
              <text:list-item>
                <text:p text:style-name="P73"><text:span text:style-name="T73_1">1<text:s/>5<text:s/>4<text:s/>2<text:s/>3</text:span></text:p>
              </text:list-item>
            </text:list>
            <text:p text:style-name="P74"/>
            <text:p text:style-name="P75"><text:span text:style-name="T75_1">Type</text:span><text:span text:style-name="T75_2"><text:s/></text:span><text:span text:style-name="T75_3">in</text:span><text:span text:style-name="T75_4"><text:s/>1<text:s/></text:span><text:span text:style-name="T75_5">if</text:span><text:span text:style-name="T75_6"><text:s/></text:span><text:span text:style-name="T75_7">you</text:span><text:span text:style-name="T75_8"><text:s/></text:span><text:span text:style-name="T75_9">think</text:span><text:span text:style-name="T75_10"><text:s/>1<text:s/></text:span><text:span text:style-name="T75_11">is</text:span><text:span text:style-name="T75_12"><text:s/></text:span><text:span text:style-name="T75_13">the</text:span><text:span text:style-name="T75_14"><text:s/></text:span><text:span text:style-name="T75_15">correct</text:span><text:span text:style-name="T75_16"><text:s/></text:span><text:span text:style-name="T75_17">answer</text:span><text:span text:style-name="T75_18">.</text:span></text:p>
            <text:p text:style-name="P76"><text:span text:style-name="T76_1">Type</text:span><text:span text:style-name="T76_2"><text:s/></text:span><text:span text:style-name="T76_3">in</text:span><text:span text:style-name="T76_4"><text:s/>2<text:s/></text:span><text:span text:style-name="T76_5">if</text:span><text:span text:style-name="T76_6"><text:s/></text:span><text:span text:style-name="T76_7">you</text:span><text:span text:style-name="T76_8"><text:s/></text:span><text:span text:style-name="T76_9">think</text:span><text:span text:style-name="T76_10"><text:s/>2<text:s/></text:span><text:span text:style-name="T76_11">is</text:span><text:span text:style-name="T76_12"><text:s/></text:span><text:span text:style-name="T76_13">the</text:span><text:span text:style-name="T76_14"><text:s/></text:span><text:span text:style-name="T76_15">correct</text:span><text:span text:style-name="T76_16"><text:s/></text:span><text:span text:style-name="T76_17">answer</text:span><text:span text:style-name="T76_18">.</text:span></text:p>
            <text:p text:style-name="P77"><text:span text:style-name="T77_1">Type</text:span><text:span text:style-name="T77_2"><text:s/></text:span><text:span text:style-name="T77_3">in</text:span><text:span text:style-name="T77_4"><text:s/>3<text:s/></text:span><text:span text:style-name="T77_5">if</text:span><text:span text:style-name="T77_6"><text:s/></text:span><text:span text:style-name="T77_7">you</text:span><text:span text:style-name="T77_8"><text:s/></text:span><text:span text:style-name="T77_9">think</text:span><text:span text:style-name="T77_10"><text:s/>3<text:s/></text:span><text:span text:style-name="T77_11">is</text:span><text:span text:style-name="T77_12"><text:s/></text:span><text:span text:style-name="T77_13">the</text:span><text:span text:style-name="T77_14"><text:s/></text:span><text:span text:style-name="T77_15">correct</text:span><text:span text:style-name="T77_16"><text:s/></text:span><text:span text:style-name="T77_17">answer</text:span><text:span text:style-name="T77_18">.</text:span></text:p>
            <text:p text:style-name="P78"><text:span text:style-name="T78_1">Type</text:span><text:span text:style-name="T78_2"><text:s/></text:span><text:span text:style-name="T78_3">in</text:span><text:span text:style-name="T78_4"><text:s/>4<text:s/></text:span><text:span text:style-name="T78_5">if</text:span><text:span text:style-name="T78_6"><text:s/></text:span><text:span text:style-name="T78_7">you</text:span><text:span text:style-name="T78_8"><text:s/></text:span><text:span text:style-name="T78_9">think</text:span><text:span text:style-name="T78_10"><text:s/>4<text:s/></text:span><text:span text:style-name="T78_11">is</text:span><text:span text:style-name="T78_12"><text:s/></text:span><text:span text:style-name="T78_13">the</text:span><text:span text:style-name="T78_14"><text:s/></text:span><text:span text:style-name="T78_15">correct</text:span><text:span text:style-name="T78_16"><text:s/></text:span><text:span text:style-name="T78_17">answer</text:span><text:span text:style-name="T78_18">.</text:span></text:p>
            <text:p text:style-name="P79"/>
            <text:p text:style-name="P80"><text:span text:style-name="T80_1">Indicate</text:span><text:span text:style-name="T80_2"><text:s/></text:span><text:span text:style-name="T80_3">your</text:span><text:span text:style-name="T80_4"><text:s/></text:span><text:span text:style-name="T80_5">choice</text:span><text:span text:style-name="T80_6"><text:s/></text:span><text:span text:style-name="T80_7">in</text:span><text:span text:style-name="T80_8"><text:s/></text:span><text:span text:style-name="T80_9">the</text:span><text:span text:style-name="T80_10"><text:s/></text:span><text:span text:style-name="T80_11">Answer</text:span><text:span text:style-name="T80_12"><text:s/></text:span><text:span text:style-name="T80_13">Box</text:span><text:span text:style-name="T80_14"><text:s/></text:span><text:span text:style-name="T80_15">below</text:span><text:span text:style-name="T80_16">.</text:span></text:p>
          </table:table-cell>
        </table:table-row>
        <table:table-row table:style-name="Row15">
          <table:table-cell table:style-name="Cell15">
            <text:p text:style-name="P81"/>
            <text:p text:style-name="P82"><text:span text:style-name="T82_1">Answer</text:span></text:p>
          </table:table-cell>
        </table:table-row>
        <table:table-row table:style-name="Row16">
          <table:table-cell table:style-name="Cell16">
            <text:p text:style-name="P83"/>
          </table:table-cell>
        </table:table-row>
      </table:table>
      <text:p text:style-name="P84"/>
      <text:p text:style-name="P85"/>
      <text:p text:style-name="P86"/>
      <text:p text:style-name="P87"/>
      <table:table table:style-name="Table8">
        <table:table-column table:style-name="Column8"/>
        <table:table-row table:style-name="Row17">
          <table:table-cell table:style-name="Cell17">
            <text:p text:style-name="P88"><text:span text:style-name="T88_1">Question</text:span><text:span text:style-name="T88_2"><text:s/>4</text:span></text:p>
          </table:table-cell>
        </table:table-row>
        <table:table-row table:style-name="Row18">
          <table:table-cell table:style-name="Cell18">
            <text:p text:style-name="P89"><text:span text:style-name="T89_1">The</text:span><text:span text:style-name="T89_2"><text:s/></text:span><text:span text:style-name="T89_3">Bubble</text:span><text:span text:style-name="T89_4"><text:s/></text:span><text:span text:style-name="T89_5">Sort</text:span><text:span text:style-name="T89_6"><text:s/></text:span><text:span text:style-name="T89_7">algorithm</text:span><text:span text:style-name="T89_8"><text:s/></text:span><text:span text:style-name="T89_9">is</text:span><text:span text:style-name="T89_10"><text:s/></text:span><text:span text:style-name="T89_11">applied</text:span><text:span text:style-name="T89_12"><text:s/></text:span><text:span text:style-name="T89_13">to</text:span><text:span text:style-name="T89_14"><text:s/></text:span><text:span text:style-name="T89_15">the</text:span><text:span text:style-name="T89_16"><text:s/></text:span><text:span text:style-name="T89_17">array</text:span><text:span text:style-name="T89_18"><text:s/></text:span><text:span text:style-name="T89_19">below</text:span></text:p>
            <text:p text:style-name="P90"/>
            <text:p text:style-name="P91"><text:span text:style-name="T91_1">⇩</text:span></text:p>
            <table:table table:style-name="Table9">
              <table:table-column table:style-name="Column9"/>
              <table:table-row table:style-name="Row19">
                <table:table-cell table:style-name="Cell19">
                  <text:p text:style-name="P92"><text:span text:style-name="T92_1">5<text:s text:c="2"/>2<text:s text:c="2"/>4<text:s text:c="2"/>1<text:s text:c="2"/>3</text:span></text:p>
                </table:table-cell>
              </table:table-row>
            </table:table>
            <text:p text:style-name="P93"/>
            <text:p text:style-name="P94"><text:span text:style-name="T94_1">The</text:span><text:span text:style-name="T94_2"><text:s/></text:span><text:span text:style-name="T94_3">sorting</text:span><text:span text:style-name="T94_4"><text:s/></text:span><text:span text:style-name="T94_5">algorithm</text:span><text:span text:style-name="T94_6"><text:s/></text:span><text:span text:style-name="T94_7">starts</text:span><text:span text:style-name="T94_8"><text:s/></text:span><text:span text:style-name="T94_9">by</text:span><text:span text:style-name="T94_10"><text:s/></text:span><text:span text:style-name="T94_11">setting</text:span><text:span text:style-name="T94_12"><text:s/></text:span><text:span text:style-name="T94_13">the</text:span><text:span text:style-name="T94_14"><text:s/></text:span><text:span text:style-name="T94_15">pivot</text:span><text:span text:style-name="T94_16"><text:s/></text:span><text:span text:style-name="T94_17">index</text:span><text:span text:style-name="T94_18"><text:s/></text:span><text:span text:style-name="T94_19">to</text:span><text:span text:style-name="T94_20"><text:s/>0.<text:s/></text:span><text:span text:style-name="T94_21">What</text:span><text:span text:style-name="T94_22"><text:s/></text:span><text:span text:style-name="T94_23">wil</text:span><text:span text:style-name="T94_24"><text:s/></text:span><text:span text:style-name="T94_25">the</text:span><text:span text:style-name="T94_26"><text:s/></text:span><text:span text:style-name="T94_27">array</text:span><text:span text:style-name="T94_28"><text:s/></text:span><text:span text:style-name="T94_29">look</text:span><text:span text:style-name="T94_30"><text:s/></text:span><text:span text:style-name="T94_31">like</text:span><text:span text:style-name="T94_32"><text:s/></text:span><text:span text:style-name="T94_33">just</text:span><text:span text:style-name="T94_34"><text:s/></text:span><text:span text:style-name="T94_35">before</text:span><text:span text:style-name="T94_36"><text:s/></text:span><text:span text:style-name="T94_37">pivot</text:span><text:span text:style-name="T94_38"><text:s/></text:span><text:span text:style-name="T94_39">index</text:span><text:span text:style-name="T94_40"><text:s/></text:span><text:span text:style-name="T94_41">is</text:span><text:span text:style-name="T94_42"><text:s/></text:span><text:span text:style-name="T94_43">set</text:span><text:span text:style-name="T94_44"><text:s/></text:span><text:span text:style-name="T94_45">to</text:span><text:span text:style-name="T94_46"><text:s/>4.</text:span></text:p>
            <text:p text:style-name="P95"/>
            <text:list text:style-name="LS5" xml:id="list15">
              <text:list-item>
                <text:p text:style-name="P96"><text:span text:style-name="T96_1">1<text:s/>2<text:s/>3<text:s/>5<text:s/>4</text:span></text:p>
              </text:list-item>
              <text:list-item>
                <text:p text:style-name="P97"><text:span text:style-name="T97_1">1<text:s/>2<text:s/>3<text:s/>4<text:s/>5</text:span></text:p>
              </text:list-item>
              <text:list-item>
                <text:p text:style-name="P98"><text:span text:style-name="T98_1">1<text:s/>2<text:s/>5<text:s/>4<text:s/>3</text:span></text:p>
              </text:list-item>
              <text:list-item>
                <text:p text:style-name="P99"><text:span text:style-name="T99_1">1<text:s/>5<text:s/>4<text:s/>2<text:s/>3</text:span></text:p>
              </text:list-item>
            </text:list>
            <text:p text:style-name="P100"/>
            <text:p text:style-name="P101"><text:span text:style-name="T101_1">Type</text:span><text:span text:style-name="T101_2"><text:s/></text:span><text:span text:style-name="T101_3">in</text:span><text:span text:style-name="T101_4"><text:s/>1<text:s/></text:span><text:span text:style-name="T101_5">if</text:span><text:span text:style-name="T101_6"><text:s/></text:span><text:span text:style-name="T101_7">you</text:span><text:span text:style-name="T101_8"><text:s/></text:span><text:span text:style-name="T101_9">think</text:span><text:span text:style-name="T101_10"><text:s/>1<text:s/></text:span><text:span text:style-name="T101_11">is</text:span><text:span text:style-name="T101_12"><text:s/></text:span><text:span text:style-name="T101_13">the</text:span><text:span text:style-name="T101_14"><text:s/></text:span><text:span text:style-name="T101_15">correct</text:span><text:span text:style-name="T101_16"><text:s/></text:span><text:span text:style-name="T101_17">answer</text:span><text:span text:style-name="T101_18">.</text:span></text:p>
            <text:p text:style-name="P102"><text:span text:style-name="T102_1">Type</text:span><text:span text:style-name="T102_2"><text:s/></text:span><text:span text:style-name="T102_3">in</text:span><text:span text:style-name="T102_4"><text:s/>2<text:s/></text:span><text:span text:style-name="T102_5">if</text:span><text:span text:style-name="T102_6"><text:s/></text:span><text:span text:style-name="T102_7">you</text:span><text:span text:style-name="T102_8"><text:s/></text:span><text:span text:style-name="T102_9">think</text:span><text:span text:style-name="T102_10"><text:s/>2<text:s/></text:span><text:span text:style-name="T102_11">is</text:span><text:span text:style-name="T102_12"><text:s/></text:span><text:span text:style-name="T102_13">the</text:span><text:span text:style-name="T102_14"><text:s/></text:span><text:span text:style-name="T102_15">correct</text:span><text:span text:style-name="T102_16"><text:s/></text:span><text:span text:style-name="T102_17">answer</text:span><text:span text:style-name="T102_18">.</text:span></text:p>
            <text:p text:style-name="P103"><text:span text:style-name="T103_1">Type</text:span><text:span text:style-name="T103_2"><text:s/></text:span><text:span text:style-name="T103_3">in</text:span><text:span text:style-name="T103_4"><text:s/>3<text:s/></text:span><text:span text:style-name="T103_5">if</text:span><text:span text:style-name="T103_6"><text:s/></text:span><text:span text:style-name="T103_7">you</text:span><text:span text:style-name="T103_8"><text:s/></text:span><text:span text:style-name="T103_9">think</text:span><text:span text:style-name="T103_10"><text:s/>3<text:s/></text:span><text:span text:style-name="T103_11">is</text:span><text:span text:style-name="T103_12"><text:s/></text:span><text:span text:style-name="T103_13">the</text:span><text:span text:style-name="T103_14"><text:s/></text:span><text:span text:style-name="T103_15">correct</text:span><text:span text:style-name="T103_16"><text:s/></text:span><text:span text:style-name="T103_17">answer</text:span><text:span text:style-name="T103_18">.</text:span></text:p>
            <text:p text:style-name="P104"><text:span text:style-name="T104_1">Type</text:span><text:span text:style-name="T104_2"><text:s/></text:span><text:span text:style-name="T104_3">in</text:span><text:span text:style-name="T104_4"><text:s/>4<text:s/></text:span><text:span text:style-name="T104_5">if</text:span><text:span text:style-name="T104_6"><text:s/></text:span><text:span text:style-name="T104_7">you</text:span><text:span text:style-name="T104_8"><text:s/></text:span><text:span text:style-name="T104_9">think</text:span><text:span text:style-name="T104_10"><text:s/>4<text:s/></text:span><text:span text:style-name="T104_11">is</text:span><text:span text:style-name="T104_12"><text:s/></text:span><text:span text:style-name="T104_13">the</text:span><text:span text:style-name="T104_14"><text:s/></text:span><text:span text:style-name="T104_15">correct</text:span><text:span text:style-name="T104_16"><text:s/></text:span><text:span text:style-name="T104_17">answer</text:span><text:span text:style-name="T104_18">.</text:span></text:p>
            <text:p text:style-name="P105"/>
            <text:p text:style-name="P106"><text:span text:style-name="T106_1">Indicate</text:span><text:span text:style-name="T106_2"><text:s/></text:span><text:span text:style-name="T106_3">your</text:span><text:span text:style-name="T106_4"><text:s/></text:span><text:span text:style-name="T106_5">choice</text:span><text:span text:style-name="T106_6"><text:s/></text:span><text:span text:style-name="T106_7">in</text:span><text:span text:style-name="T106_8"><text:s/></text:span><text:span text:style-name="T106_9">the</text:span><text:span text:style-name="T106_10"><text:s/></text:span><text:span text:style-name="T106_11">Answer</text:span><text:span text:style-name="T106_12"><text:s/></text:span><text:span text:style-name="T106_13">Box</text:span><text:span text:style-name="T106_14"><text:s/></text:span><text:span text:style-name="T106_15">below</text:span><text:span text:style-name="T106_16">.</text:span></text:p>
          </table:table-cell>
        </table:table-row>
        <table:table-row table:style-name="Row20">
          <table:table-cell table:style-name="Cell20">
            <text:p text:style-name="P107"/>
            <text:p text:style-name="P108"><text:span text:style-name="T108_1">Answer</text:span></text:p>
          </table:table-cell>
        </table:table-row>
        <table:table-row table:style-name="Row21">
          <table:table-cell table:style-name="Cell21">
            <text:p text:style-name="P109"/>
          </table:table-cell>
        </table:table-row>
      </table:table>
      <text:p text:style-name="P110"/>
      <text:p text:style-name="P1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